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8639d" officeooo:paragraph-rsid="0018639d"/>
    </style:style>
    <style:style style:name="P2" style:family="paragraph" style:parent-style-name="Standard">
      <style:text-properties fo:font-size="18pt" style:font-size-asian="18pt" style:font-size-complex="18pt"/>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start" style:justify-single-word="false"/>
      <style:text-properties fo:font-size="18pt" style:font-size-asian="18pt" style:font-size-complex="18pt"/>
    </style:style>
    <style:style style:name="P5" style:family="paragraph" style:parent-style-name="Standard">
      <style:paragraph-properties fo:text-align="justify" style:justify-single-word="false"/>
      <style:text-properties fo:font-size="18pt" style:font-size-asian="18pt" style:font-size-complex="18pt"/>
    </style:style>
    <style:style style:name="P6" style:family="paragraph" style:parent-style-name="Standard">
      <style:paragraph-properties fo:text-align="justify" style:justify-single-word="false"/>
      <style:text-properties fo:font-size="18pt" style:text-underline-style="none" fo:font-weight="normal" style:font-size-asian="18pt" style:font-weight-asian="normal" style:font-size-complex="18pt" style:font-weight-complex="normal"/>
    </style:style>
    <style:style style:name="P7" style:family="paragraph" style:parent-style-name="Standard">
      <style:paragraph-properties fo:text-align="center" style:justify-single-word="false"/>
      <style:text-properties fo:font-size="28pt" style:font-size-asian="28pt" style:font-size-complex="28pt"/>
    </style:style>
    <style:style style:name="P8" style:family="paragraph" style:parent-style-name="Standard">
      <style:paragraph-properties fo:text-align="start" style:justify-single-word="false"/>
      <style:text-properties fo:font-size="28pt" style:font-size-asian="28pt" style:font-size-complex="28pt"/>
    </style:style>
    <style:style style:name="P9" style:family="paragraph" style:parent-style-name="Standard">
      <style:paragraph-properties fo:text-align="center" style:justify-single-word="false"/>
      <style:text-properties fo:font-size="28pt"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P10" style:family="paragraph" style:parent-style-name="Standard">
      <style:paragraph-properties fo:text-align="center" style:justify-single-word="false"/>
      <style:text-properties fo:font-size="28pt" style:text-underline-style="solid" style:text-underline-width="auto" style:text-underline-color="font-color" fo:font-weight="bold" style:font-size-asian="28pt" style:font-weight-asian="bold" style:font-size-complex="28pt" style:font-weight-complex="bold"/>
    </style:style>
    <style:style style:name="P11" style:family="paragraph" style:parent-style-name="Standard">
      <style:paragraph-properties fo:text-align="justify" style:justify-single-word="false"/>
      <style:text-properties fo:font-size="28pt" style:text-underline-style="solid" style:text-underline-width="auto" style:text-underline-color="font-color" fo:font-weight="bold" style:font-size-asian="28pt" style:font-weight-asian="bold" style:font-size-complex="28pt" style:font-weight-complex="bold"/>
    </style:style>
    <style:style style:name="P12" style:family="paragraph" style:parent-style-name="Standard">
      <style:paragraph-properties fo:text-align="center" style:justify-single-word="false"/>
      <style:text-properties fo:font-size="28pt" style:text-underline-style="none" fo:font-weight="normal" style:font-size-asian="28pt" style:font-weight-asian="normal" style:font-size-complex="28pt" style:font-weight-complex="normal"/>
    </style:style>
    <style:style style:name="P13" style:family="paragraph" style:parent-style-name="Standard">
      <style:paragraph-properties fo:text-align="start" style:justify-single-word="false"/>
      <style:text-properties fo:font-size="24pt" style:font-size-asian="24pt" style:font-size-complex="24pt"/>
    </style:style>
    <style:style style:name="P14" style:family="paragraph" style:parent-style-name="Standard">
      <style:paragraph-properties fo:text-align="start" style:justify-single-word="false"/>
      <style:text-properties fo:font-size="24pt" fo:font-style="italic"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P15" style:family="paragraph" style:parent-style-name="Standard">
      <style:paragraph-properties fo:text-align="start" style:justify-single-word="false"/>
      <style:text-properties fo:font-size="24pt" fo:font-weight="bold" style:font-size-asian="24pt" style:font-weight-asian="bold" style:font-size-complex="24pt" style:font-weight-complex="bold"/>
    </style:style>
    <style:style style:name="P16" style:family="paragraph" style:parent-style-name="Standard">
      <style:text-properties fo:font-size="15pt" style:font-size-asian="15pt" style:font-size-complex="15pt"/>
    </style:style>
    <style:style style:name="P17" style:family="paragraph" style:parent-style-name="Standard">
      <style:paragraph-properties fo:text-align="justify" style:justify-single-word="false"/>
      <style:text-properties fo:font-size="28pt" style:text-underline-style="solid" style:text-underline-width="auto" style:text-underline-color="font-color" fo:font-weight="bold" style:font-size-asian="28pt" style:font-weight-asian="bold" style:font-size-complex="28pt" style:font-weight-complex="bold"/>
    </style:style>
    <style:style style:name="T1" style:family="text">
      <style:text-properties officeooo:rsid="0018ea58"/>
    </style:style>
    <style:style style:name="T2" style:family="text">
      <style:text-properties officeooo:rsid="0025b72d"/>
    </style:style>
    <style:style style:name="T3" style:family="text">
      <style:text-properties officeooo:rsid="00189bd8"/>
    </style:style>
    <style:style style:name="T4" style:family="text">
      <style:text-properties officeooo:rsid="001ae76e"/>
    </style:style>
    <style:style style:name="T5" style:family="text">
      <style:text-properties fo:font-style="italic" style:font-style-asian="italic" style:font-style-complex="italic"/>
    </style:style>
    <style:style style:name="T6" style:family="text">
      <style:text-properties officeooo:rsid="001c1944"/>
    </style:style>
    <style:style style:name="T7" style:family="text">
      <style:text-properties style:font-name="Times New Roman1"/>
    </style:style>
    <style:style style:name="T8" style:family="text">
      <style:text-properties style:font-name="Times New Roman1" officeooo:rsid="001c1944"/>
    </style:style>
    <style:style style:name="T9" style:family="text">
      <style:text-properties style:font-name="Times New Roman1" officeooo:rsid="001de75d"/>
    </style:style>
    <style:style style:name="T10" style:family="text">
      <style:text-properties officeooo:rsid="001cafb9"/>
    </style:style>
    <style:style style:name="T11" style:family="text">
      <style:text-properties officeooo:rsid="001de75d"/>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solid" style:text-underline-width="auto" style:text-underline-color="font-color" fo:font-weight="bold" officeooo:rsid="001ae76e" style:font-weight-asian="bold" style:font-weight-complex="bold"/>
    </style:style>
    <style:style style:name="T14" style:family="text">
      <style:text-properties style:text-underline-style="solid" style:text-underline-width="auto" style:text-underline-color="font-color" fo:font-weight="bold" officeooo:rsid="0038a25f" style:font-weight-asian="bold" style:font-weight-complex="bold"/>
    </style:style>
    <style:style style:name="T15" style:family="text">
      <style:text-properties officeooo:rsid="001eb27c"/>
    </style:style>
    <style:style style:name="T16" style:family="text">
      <style:text-properties officeooo:rsid="00232177"/>
    </style:style>
    <style:style style:name="T17" style:family="text">
      <style:text-properties officeooo:rsid="00247b91"/>
    </style:style>
    <style:style style:name="T18" style:family="text">
      <style:text-properties officeooo:rsid="00258e99"/>
    </style:style>
    <style:style style:name="T19" style:family="text">
      <style:text-properties officeooo:rsid="002676a4"/>
    </style:style>
    <style:style style:name="T20" style:family="text">
      <style:text-properties officeooo:rsid="0028e186"/>
    </style:style>
    <style:style style:name="T21" style:family="text">
      <style:text-properties officeooo:rsid="002937eb"/>
    </style:style>
    <style:style style:name="T22" style:family="text">
      <style:text-properties officeooo:rsid="002a207e"/>
    </style:style>
    <style:style style:name="T23" style:family="text">
      <style:text-properties officeooo:rsid="002bb6f2"/>
    </style:style>
    <style:style style:name="T24" style:family="text">
      <style:text-properties officeooo:rsid="002d89b5"/>
    </style:style>
    <style:style style:name="T25" style:family="text">
      <style:text-properties officeooo:rsid="0031227d"/>
    </style:style>
    <style:style style:name="T26" style:family="text">
      <style:text-properties officeooo:rsid="00320379"/>
    </style:style>
    <style:style style:name="T27" style:family="text">
      <style:text-properties officeooo:rsid="003313b2"/>
    </style:style>
    <style:style style:name="T28" style:family="text">
      <style:text-properties officeooo:rsid="00347e12"/>
    </style:style>
    <style:style style:name="T29" style:family="text">
      <style:text-properties officeooo:rsid="0035ab38"/>
    </style:style>
    <style:style style:name="T30" style:family="text">
      <style:text-properties officeooo:rsid="0038a25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Menny Nathan<text:line-break/>Teyssere Karina</text:p>
      <text:p text:style-name="P16">Scheidt Sophie</text:p>
      <text:p text:style-name="P16">Tartare Antoine</text:p>
      <text:p text:style-name="P2"/>
      <text:p text:style-name="P2"/>
      <text:p text:style-name="P3"/>
      <text:p text:style-name="P3"/>
      <text:p text:style-name="P3"/>
      <text:p text:style-name="P9"/>
      <text:p text:style-name="P9"/>
      <text:p text:style-name="P9"/>
      <text:p text:style-name="P9"/>
      <text:p text:style-name="P9">Rapport d'étape du jalon 2.2</text:p>
      <text:p text:style-name="P3"/>
      <text:p text:style-name="P3"/>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15">Sommaire:</text:p>
      <text:p text:style-name="P13"/>
      <text:p text:style-name="P13"/>
      <text:p text:style-name="P14">I/ Introduction</text:p>
      <text:p text:style-name="P14"/>
      <text:p text:style-name="P14"/>
      <text:p text:style-name="P14">II/ <text:span text:style-name="T4">C</text:span>e que nous avons réalis<text:span text:style-name="T4">é</text:span></text:p>
      <text:p text:style-name="P14"/>
      <text:p text:style-name="P14"/>
      <text:p text:style-name="P14">III/ Problèmes rencontrés et solution<text:span text:style-name="T4">s</text:span> apporté<text:span text:style-name="T4">e</text:span>s</text:p>
      <text:p text:style-name="P14"/>
      <text:p text:style-name="P14"/>
      <text:p text:style-name="P14">IV/ Conclusion</text:p>
      <text:p text:style-name="P8"/>
      <text:p text:style-name="P4"/>
      <text:p text:style-name="P4"/>
      <text:p text:style-name="P4"/>
      <text:p text:style-name="P4"/>
      <text:p text:style-name="P4"/>
      <text:p text:style-name="P4"/>
      <text:p text:style-name="P4"/>
      <text:p text:style-name="P4"/>
      <text:p text:style-name="P10"><text:soft-page-break/><text:span text:style-name="T30">I/ </text:span>Introduction</text:p>
      <text:p text:style-name="P7"/>
      <text:p text:style-name="P5"><text:tab/>Bonjour et bienvenu<text:span text:style-name="T22">e</text:span> dans notre rapport d'étape, écrit dans le <text:span text:style-name="T11">cadre du </text:span>jalon 2.2 et qui vous permettra d'avoir un rapport clair et concis de <text:span text:style-name="T4">c</text:span>e que nous avons fait, de <text:span text:style-name="T4">c</text:span>e qu'il nous reste à faire et des problèmes que nous avons rencontrés, tout en comptant bien entendu les solutions imaginées.</text:p>
      <text:p text:style-name="P5"/>
      <text:p text:style-name="P5"><text:tab/>Pour rappel, notre projet est un petit jeu de plateforme en 2D, <text:s/>avec une vue de c<text:span text:style-name="T4">ô</text:span>té et <text:span text:style-name="T7">o</text:span><text:span text:style-name="T9">ù</text:span> le but serai<text:span text:style-name="T4">t</text:span> d'aller ramasser un objet pour terminer le niveau proposé.</text:p>
      <text:p text:style-name="P5"/>
      <text:p text:style-name="P5"><text:tab/><text:span text:style-name="T4">C</text:span>e rapport d'étape sera composé de 3 parties <text:span text:style-name="T11">distinctes</text:span> : la première permettant de faire le bilan des t<text:span text:style-name="T4">â</text:span>ches réalisée<text:span text:style-name="T4">s</text:span>, la seconde expliquant les divers problèmes rencontrés et la dernière présentant les différentes solutions que nous avons imaginées.</text:p>
      <text:p text:style-name="P5"/>
      <text:p text:style-name="P7"><text:span text:style-name="T14">II/ </text:span><text:span text:style-name="T13">C</text:span><text:span text:style-name="T12">e que nous avons réalisé</text:span></text:p>
      <text:p text:style-name="P10"/>
      <text:p text:style-name="P6"><text:tab/>Depuis le dernier jalon nous avons officialisé le départ de Benoit Paponaud qui était membre de notre équipe, en effet, toute ses charges de travai<text:span text:style-name="T4">l</text:span> ont été retir<text:span text:style-name="T4">ées</text:span> et redistribu<text:span text:style-name="T4">ées</text:span> aux autre membres du groupes plus ou moins équitablement, en fonction des capacités et de la volonté de chacun, le rôle de celui-ci ayant été donn<text:span text:style-name="T11">é</text:span> à Nathan Menny. La transition <text:span text:style-name="T11">s</text:span>'est faite de manière assez fluide en raison de l'impact inexistant de Benoit dans le projet, en effet, n'ayant rien réalisé nous faisions son travail à sa place depuis le début.</text:p>
      <text:p text:style-name="P6"><text:soft-page-break/></text:p>
      <text:p text:style-name="P6"><text:tab/>Par la suite, parmi les t<text:span text:style-name="T4">â</text:span>ches effectu<text:span text:style-name="T4">ées</text:span> nous pouvons compter la création d'un <text:span text:style-name="T23">G</text:span>oogle drive ou l'en<text:span text:style-name="T4">tièreté</text:span> de notre travail est concili<text:span text:style-name="T15">é</text:span>, malheureusement dû à un archivage chaotique de ma part j'ai personnellement perdu le travail que j'avais effectu<text:span text:style-name="T15">é</text:span> concernant les diagrammes, Nathan ayant eu la gentillesse de refaire les diagrammes de manière bien plus juste et complète que je ne l'avais fait auparavant, ayant pu notamment s'appuyer sur les cours que nous n'avions pas encore à l'époque. Suite à la réalisation de ceux-ci, ils nous les <text:span text:style-name="T4">a</text:span> montr<text:span text:style-name="T4">és</text:span> et <text:span text:style-name="T28">les a fait </text:span>valid<text:span text:style-name="T27">er</text:span> après une approbation générale. <text:span text:style-name="T25">Nous avons également dessiné une interface utilisateur sur papier et utilisé l’outil « prise de décision ».</text:span></text:p>
      <text:p text:style-name="P6"/>
      <text:p text:style-name="P6"><text:tab/>Enfin, nous avons décidé d'un nom pour le projet, notre jeu se <text:span text:style-name="T4">dénommera</text:span> <text:span text:style-name="T5">Pie's Quest</text:span>, traduit en fran<text:span text:style-name="T4">ç</text:span>ais « la quête de la tarte » choisir <text:span text:style-name="T4">c</text:span>e nom ne fût pas du g<text:span text:style-name="T4">â</text:span>teau (J'espère avoir fait na<text:span text:style-name="T4">î</text:span>tre au moins l'ombre d'un sourire avec cette dernière réflexion). Nous avons repris l'idée de base de notre jeu, à la base nous voulions que notre personnage soit en pleine recherche de fraise<text:span text:style-name="T15">s</text:span>, nous avons donc conclu que si le personnage cherch<text:span text:style-name="T23">ait</text:span> des fraises, c'étai<text:span text:style-name="T4">t</text:span> pour en faire une tarte.</text:p>
      <text:p text:style-name="P6"/>
      <text:p text:style-name="P6"><text:tab/>Nous avons aussi dû, suite à la pandémie caus<text:span text:style-name="T4">ée</text:span> par le COVID-19 changer notre planning en conséquence, tout l'impact qu'<text:span text:style-name="T24">a</text:span> eu la pandémie ainsi que les changement qu'elle a engendr<text:span text:style-name="T16">és</text:span> sont détaill<text:span text:style-name="T4">és</text:span> dans les parties suivantes.</text:p>
      <text:p text:style-name="P6"/>
      <text:p text:style-name="P11"/>
      <text:p text:style-name="P11"/>
      <text:p text:style-name="P10"><text:soft-page-break/><text:span text:style-name="T30">III/ </text:span>Problèmes rencontrés et </text:p>
      <text:p text:style-name="P10">solution<text:span text:style-name="T4">s</text:span> apportées</text:p>
      <text:p text:style-name="P12"/>
      <text:p text:style-name="P6"><text:tab/>Avec le confinement et la surp<text:span text:style-name="T4">r</text:span>ise qu'il a causé nous avons été forc<text:span text:style-name="T4">és</text:span> de mettre en pause le projet. <text:span text:style-name="T21">Étant tous </text:span>éparpill<text:span text:style-name="T21">és</text:span> et ayant nos problèmes personnels <text:span text:style-name="T4">nous n’avons que très peu travaillé sur le projet</text:span>, <text:span text:style-name="T29">ce qui signifie que nous avons un retard vis-à-vis de planning ; </text:span>toutefois <text:span text:style-name="T21">nous avons </text:span>s<text:span text:style-name="T24">u</text:span> être réactif en <text:span text:style-name="T29">l’adaptant</text:span> pour que l'on puisse toujours accomplir notre projet malgré cette semaine d'abasourdissement</text:p>
      <text:p text:style-name="P6"/>
      <text:p text:style-name="P6"><text:tab/>Pour l'instant donc, nous n'avons pas prévu d'abandonner des t<text:span text:style-name="T4">â</text:span>ches clés de notre projet, afin de délester une partie du travail, c'est notamment pour cette raison que nous étions parti<text:span text:style-name="T24">s</text:span> d'un projet plutôt basique quoi qu'assez compliqu<text:span text:style-name="T24">é</text:span> à réaliser pour des débutant<text:span text:style-name="T20">s</text:span>. N<text:span text:style-name="T6">o</text:span>tre projet doit être fonctionnel dans l'intégralité lorsque l'on passera notre oral (et même avant, il vaut mieux préparer un oral sur un projet termin<text:span text:style-name="T4">é</text:span> !). Tout le temps que l'on aura « en trop » sera utilisé pour rajouter des <text:span text:style-name="T20">fonctionnalités</text:span> au projet, <text:span text:style-name="T4">c</text:span>e qui <text:span text:style-name="T4">a</text:span> du sens dans l'optique <text:span text:style-name="T6">o</text:span><text:span text:style-name="T8">ù</text:span> n<text:span text:style-name="T6">o</text:span>tre jeu est un projet qui serait port<text:span text:style-name="T6">é</text:span> par notre propre studio de développement, ayant des délais à respecter mais un cahier des charges modulable.</text:p>
      <text:p text:style-name="P6"/>
      <text:p text:style-name="P6"><text:tab/>Mis <text:span text:style-name="T6">à</text:span> part cela nous n'avons pas not<text:span text:style-name="T6">é</text:span> de difficulté apparente et nous <text:span text:style-name="T6">nous </text:span>montrons très positif quant à la réalisation du projet et notre réussite n'est pas remise en doute en <text:span text:style-name="T19">c</text:span>e jour.</text:p>
      <text:p text:style-name="P11"/>
      <text:p text:style-name="P11"/>
      <text:p text:style-name="P10"><text:soft-page-break/><text:span text:style-name="T30">IV/ </text:span>Conclusion</text:p>
      <text:p text:style-name="P10"/>
      <text:p text:style-name="P6"><text:tab/>Nous tenions tout d'abord à vous remercier d'avoir pris le temps de lire <text:span text:style-name="T6">c</text:span>e rapport d'étape et <text:span text:style-name="T6">nous </text:span>nous tenons à votre disposition en cas de question, remarque ou demande. Notre projet est en bonne voi<text:span text:style-name="T17">e</text:span> pour réussir et malgré la pandémie nous fais<text:span text:style-name="T18">ons</text:span> notre possible pour concilier assiduité et qualité dans notre travail.</text:p>
      <text:p text:style-name="P6"/>
      <text:p text:style-name="P6"><text:tab/><text:span text:style-name="T6">C</text:span>e rapport d'étape est la <text:span text:style-name="T2">6</text:span>ème version, rédigé par Antoine Tartare, <text:span text:style-name="T10">m</text:span>is en forme et corrig<text:span text:style-name="T6">é</text:span> par Nathan Menny <text:span text:style-name="T26">et Sophie Scheidt</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8639d" officeooo:paragraph-rsid="0018639d"/>
    </style:style>
    <style:style style:name="MT1" style:family="text">
      <style:text-properties officeooo:rsid="0018ea58"/>
    </style:style>
    <style:style style:name="MT2" style:family="text">
      <style:text-properties officeooo:rsid="0025b72d"/>
    </style:style>
    <style:style style:name="MT3" style:family="text">
      <style:text-properties officeooo:rsid="00189bd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cfe7f5"/>
      </style:header-style>
      <style:footer-style>
        <style:header-footer-properties fo:min-height="0.6cm" fo:margin-left="0cm" fo:margin-right="0cm" fo:margin-top="0.499cm" fo:background-color="transparent" style:dynamic-spacing="false" draw:fill="none" draw:fill-color="#cfe7f5"/>
      </style:footer-style>
    </style:page-layout>
  </office:automatic-styles>
  <office:master-styles>
    <style:master-page style:name="Standard" style:page-layout-name="Mpm1">
      <style:header>
        <text:p text:style-name="MP1">Rapport d’étape <text:span text:style-name="MT1">du jalon</text:span> 2.2<text:tab/><text:tab/>V.<text:span text:style-name="MT2">6</text:span></text:p>
        <text:p text:style-name="MP1">Antoine Tartare<text:tab/><text:tab/>Groupe 2.1</text:p>
        <text:p text:style-name="MP1">1<text:span text:style-name="MT3">7</text:span>/04/2020</text:p>
      </style:header>
      <style:footer>
        <text:p text:style-name="Footer"><text:tab/><text:tab/><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zer Storm</meta:initial-creator>
    <meta:creation-date>2020-04-17T00:00:17.97</meta:creation-date>
    <dc:date>2020-04-17T18:31:57.824016066</dc:date>
    <meta:editing-duration>PT1H45M27S</meta:editing-duration>
    <meta:editing-cycles>38</meta:editing-cycles>
    <meta:generator>LibreOffice/6.0.7.3$Linux_X86_64 LibreOffice_project/00m0$Build-3</meta:generator>
    <meta:document-statistic meta:table-count="0" meta:image-count="0" meta:object-count="0" meta:page-count="6" meta:paragraph-count="30" meta:word-count="805" meta:character-count="4828" meta:non-whitespace-character-count="4034"/>
  </office:meta>
</office:document-meta>
</file>